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07e9" officeooo:paragraph-rsid="000407e9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54291" officeooo:paragraph-rsid="0005429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54291" officeooo:paragraph-rsid="00054291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usion d’un livre dans le domaine publique</text:p>
      <text:p text:style-name="P1"/>
      <text:p text:style-name="P2">Description : <text:span text:style-name="T1">une oeuvre dans la bibliothèque possède/a un status si cette oeuvre n’est pas dans le domaine publique et donc son status change lorsque elle est plus imposée sous les droits d’auteur.</text:span></text:p>
      <text:p text:style-name="P3"/>
      <text:p text:style-name="P3">Contrainte : l’oeuvre existe dans la bibliothèque et est sous droits d’auteur.</text:p>
      <text:p text:style-name="P3"/>
      <text:p text:style-name="P3">Étapes: </text:p>
      <text:p text:style-name="P3"/>
      <text:p text:style-name="P3">1. L’oeuvre <text:span text:style-name="T2">existe</text:span> <text:span text:style-name="T3">déjà</text:span> dans la bibliothèque.</text:p>
      <text:p text:style-name="P3">2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7:01:06.732894845</dc:date>
    <meta:editing-duration>PT5M55S</meta:editing-duration>
    <meta:editing-cycles>2</meta:editing-cycles>
    <meta:document-statistic meta:table-count="0" meta:image-count="0" meta:object-count="0" meta:page-count="1" meta:paragraph-count="6" meta:word-count="61" meta:character-count="377" meta:non-whitespace-character-count="320"/>
  </office:meta>
</office:document-meta>
</file>